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="100%"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="100%"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llustrationFrame" style:family="graphic" style:parent-style-name="Frame">
      <style:graphic-properties svg:width="16.51cm" style:rel-width="100%" fo:min-height="0.34cm" text:anchor-type="paragraph" svg:x="0cm" svg:y="0cm" fo:margin-left="0cm" fo:margin-right="0cm" fo:margin-top="0cm" fo:margin-bottom="0cm" style:vertical-pos="top" style:vertical-rel="paragraph-content" style:horizontal-pos="center" style:horizontal-rel="paragraph-content" fo:background-color="transparent" style:background-transparency="100%" fo:padding="0cm" fo:border="none" style:shadow="none">
        <style:background-image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IllustrationGraphics" style:family="graphic" style:parent-style-name="Graphics">
      <style:graphic-properties text:anchor-type="paragraph" svg:x="0cm" svg:y="0cm" style:vertical-pos="from-top" style:vertical-rel="paragraph-content" style:horizontal-pos="from-left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6T14:44:02</dc:date>
    <dc:creator>Arlo O'Keeffe</dc:creator>
    <meta:editing-duration>PT2M17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1" meta:paragraph-count="2" meta:word-count="3" meta:character-count="14"/>
  </office:meta>
</office:document-meta>
</file>